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0EF000000141856327698326A72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6.58cm" svg:height="0.53cm" svg:x="24.835cm" svg:y="0cm">
            <draw:image xlink:href="Pictures/10000000000000EF000000141856327698326A72.png" xlink:type="simple" xlink:show="embed" xlink:actuate="onLoad" loext:mime-type="image/png">
              <text:p/>
            </draw:image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rms</text:p>
          </table:table-cell>
          <table:table-cell table:number-columns-repeated="3"/>
          <table:table-cell table:style-name="ce1" office:value-type="string" calcext:value-type="string">
            <text:p>interquartilerange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variance</text:p>
          </table:table-cell>
        </table:table-row>
        <table:table-row table:style-name="ro2">
          <table:table-cell office:value-type="string" calcext:value-type="string">
            <text:p>w1</text:p>
          </table:table-cell>
          <table:table-cell office:value-type="float" office:value="100" calcext:value-type="float">
            <text:p>100</text:p>
          </table:table-cell>
          <table:table-cell office:value-type="float" office:value="88.17768334" calcext:value-type="float">
            <text:p>88.17768334</text:p>
          </table:table-cell>
          <table:table-cell office:value-type="float" office:value="0.318105345979903" calcext:value-type="float">
            <text:p>0.318105345979903</text:p>
          </table:table-cell>
          <table:table-cell office:value-type="float" office:value="87.4245" calcext:value-type="float">
            <text:p>87.4245</text:p>
          </table:table-cell>
          <table:table-cell office:value-type="float" office:value="87.950515" calcext:value-type="float">
            <text:p>87.950515</text:p>
          </table:table-cell>
          <table:table-cell office:value-type="float" office:value="88.1926875" calcext:value-type="float">
            <text:p>88.1926875</text:p>
          </table:table-cell>
          <table:table-cell office:value-type="float" office:value="88.4658525" calcext:value-type="float">
            <text:p>88.4658525</text:p>
          </table:table-cell>
          <table:table-cell office:value-type="float" office:value="88.74466" calcext:value-type="float">
            <text:p>88.74466</text:p>
          </table:table-cell>
          <table:table-cell office:value-type="float" office:value="88.18518542" calcext:value-type="float">
            <text:p>88.18518542</text:p>
          </table:table-cell>
          <table:table-cell office:value-type="float" office:value="88.1782513906368" calcext:value-type="float">
            <text:p>88.1782513906368</text:p>
          </table:table-cell>
          <table:table-cell office:value-type="float" office:value="87.950515" calcext:value-type="float">
            <text:p>87.950515</text:p>
          </table:table-cell>
          <table:table-cell table:number-columns-repeated="2" office:value-type="float" office:value="88.1926875" calcext:value-type="float">
            <text:p>88.1926875</text:p>
          </table:table-cell>
          <table:table-cell office:value-type="float" office:value="0.242172500000009" calcext:value-type="float">
            <text:p>0.242172500000009</text:p>
          </table:table-cell>
          <table:table-cell office:value-type="float" office:value="1.32016" calcext:value-type="float">
            <text:p>1.32016</text:p>
          </table:table-cell>
          <table:table-cell office:value-type="float" office:value="0.101191011140994" calcext:value-type="float">
            <text:p>0.101191011140994</text:p>
          </table:table-cell>
        </table:table-row>
        <table:table-row table:style-name="ro2">
          <table:table-cell office:value-type="string" calcext:value-type="string">
            <text:p>w2</text:p>
          </table:table-cell>
          <table:table-cell office:value-type="float" office:value="100" calcext:value-type="float">
            <text:p>100</text:p>
          </table:table-cell>
          <table:table-cell office:value-type="float" office:value="87.44139369" calcext:value-type="float">
            <text:p>87.44139369</text:p>
          </table:table-cell>
          <table:table-cell office:value-type="float" office:value="0.462258841031616" calcext:value-type="float">
            <text:p>0.462258841031616</text:p>
          </table:table-cell>
          <table:table-cell office:value-type="float" office:value="86.50891" calcext:value-type="float">
            <text:p>86.50891</text:p>
          </table:table-cell>
          <table:table-cell office:value-type="float" office:value="87.1348875" calcext:value-type="float">
            <text:p>87.1348875</text:p>
          </table:table-cell>
          <table:table-cell office:value-type="float" office:value="87.335755" calcext:value-type="float">
            <text:p>87.335755</text:p>
          </table:table-cell>
          <table:table-cell office:value-type="float" office:value="87.853455" calcext:value-type="float">
            <text:p>87.853455</text:p>
          </table:table-cell>
          <table:table-cell office:value-type="float" office:value="88.65683" calcext:value-type="float">
            <text:p>88.65683</text:p>
          </table:table-cell>
          <table:table-cell office:value-type="float" office:value="87.388574345" calcext:value-type="float">
            <text:p>87.388574345</text:p>
          </table:table-cell>
          <table:table-cell office:value-type="float" office:value="87.442603328431" calcext:value-type="float">
            <text:p>87.442603328431</text:p>
          </table:table-cell>
          <table:table-cell office:value-type="float" office:value="87.1348875" calcext:value-type="float">
            <text:p>87.1348875</text:p>
          </table:table-cell>
          <table:table-cell table:number-columns-repeated="2" office:value-type="float" office:value="87.335755" calcext:value-type="float">
            <text:p>87.335755</text:p>
          </table:table-cell>
          <table:table-cell office:value-type="float" office:value="0.200867500000001" calcext:value-type="float">
            <text:p>0.200867500000001</text:p>
          </table:table-cell>
          <table:table-cell office:value-type="float" office:value="2.14792" calcext:value-type="float">
            <text:p>2.14792</text:p>
          </table:table-cell>
          <table:table-cell office:value-type="float" office:value="0.213683236111892" calcext:value-type="float">
            <text:p>0.213683236111892</text:p>
          </table:table-cell>
        </table:table-row>
        <table:table-row table:style-name="ro2">
          <table:table-cell office:value-type="string" calcext:value-type="string">
            <text:p>w3</text:p>
          </table:table-cell>
          <table:table-cell office:value-type="float" office:value="100" calcext:value-type="float">
            <text:p>100</text:p>
          </table:table-cell>
          <table:table-cell office:value-type="float" office:value="86.08289619" calcext:value-type="float">
            <text:p>86.08289619</text:p>
          </table:table-cell>
          <table:table-cell office:value-type="float" office:value="4.42114174445142" calcext:value-type="float">
            <text:p>4.42114174445142</text:p>
          </table:table-cell>
          <table:table-cell office:value-type="float" office:value="77.76074" calcext:value-type="float">
            <text:p>77.76074</text:p>
          </table:table-cell>
          <table:table-cell office:value-type="float" office:value="82.499354" calcext:value-type="float">
            <text:p>82.499354</text:p>
          </table:table-cell>
          <table:table-cell office:value-type="float" office:value="87.598925" calcext:value-type="float">
            <text:p>87.598925</text:p>
          </table:table-cell>
          <table:table-cell office:value-type="float" office:value="88.9160825" calcext:value-type="float">
            <text:p>88.9160825</text:p>
          </table:table-cell>
          <table:table-cell office:value-type="float" office:value="92.98157" calcext:value-type="float">
            <text:p>92.98157</text:p>
          </table:table-cell>
          <table:table-cell office:value-type="float" office:value="86.840910595" calcext:value-type="float">
            <text:p>86.840910595</text:p>
          </table:table-cell>
          <table:table-cell office:value-type="float" office:value="86.1952205510236" calcext:value-type="float">
            <text:p>86.1952205510236</text:p>
          </table:table-cell>
          <table:table-cell office:value-type="float" office:value="82.499354" calcext:value-type="float">
            <text:p>82.499354</text:p>
          </table:table-cell>
          <table:table-cell table:number-columns-repeated="2" office:value-type="float" office:value="87.598925" calcext:value-type="float">
            <text:p>87.598925</text:p>
          </table:table-cell>
          <table:table-cell office:value-type="float" office:value="5.09957100000001" calcext:value-type="float">
            <text:p>5.09957100000001</text:p>
          </table:table-cell>
          <table:table-cell office:value-type="float" office:value="15.22083" calcext:value-type="float">
            <text:p>15.22083</text:p>
          </table:table-cell>
          <table:table-cell office:value-type="float" office:value="19.5464943245309" calcext:value-type="float">
            <text:p>19.5464943245309</text:p>
          </table:table-cell>
        </table:table-row>
        <table:table-row table:style-name="ro2">
          <table:table-cell office:value-type="string" calcext:value-type="string">
            <text:p>w4</text:p>
          </table:table-cell>
          <table:table-cell office:value-type="float" office:value="100" calcext:value-type="float">
            <text:p>100</text:p>
          </table:table-cell>
          <table:table-cell office:value-type="float" office:value="86.07428617" calcext:value-type="float">
            <text:p>86.07428617</text:p>
          </table:table-cell>
          <table:table-cell office:value-type="float" office:value="2.3260498063432" calcext:value-type="float">
            <text:p>2.3260498063432</text:p>
          </table:table-cell>
          <table:table-cell office:value-type="float" office:value="82.20984" calcext:value-type="float">
            <text:p>82.20984</text:p>
          </table:table-cell>
          <table:table-cell office:value-type="float" office:value="84.2714375" calcext:value-type="float">
            <text:p>84.2714375</text:p>
          </table:table-cell>
          <table:table-cell office:value-type="float" office:value="85.847795" calcext:value-type="float">
            <text:p>85.847795</text:p>
          </table:table-cell>
          <table:table-cell office:value-type="float" office:value="87.930566" calcext:value-type="float">
            <text:p>87.930566</text:p>
          </table:table-cell>
          <table:table-cell office:value-type="float" office:value="92.057434" calcext:value-type="float">
            <text:p>92.057434</text:p>
          </table:table-cell>
          <table:table-cell office:value-type="float" office:value="85.961040585" calcext:value-type="float">
            <text:p>85.961040585</text:p>
          </table:table-cell>
          <table:table-cell office:value-type="float" office:value="86.1053955469669" calcext:value-type="float">
            <text:p>86.1053955469669</text:p>
          </table:table-cell>
          <table:table-cell office:value-type="float" office:value="84.2714375" calcext:value-type="float">
            <text:p>84.2714375</text:p>
          </table:table-cell>
          <table:table-cell table:number-columns-repeated="2" office:value-type="float" office:value="85.847795" calcext:value-type="float">
            <text:p>85.847795</text:p>
          </table:table-cell>
          <table:table-cell office:value-type="float" office:value="1.5763575" calcext:value-type="float">
            <text:p>1.5763575</text:p>
          </table:table-cell>
          <table:table-cell office:value-type="float" office:value="9.847594" calcext:value-type="float">
            <text:p>9.847594</text:p>
          </table:table-cell>
          <table:table-cell office:value-type="float" office:value="5.41050770158924" calcext:value-type="float">
            <text:p>5.41050770158924</text:p>
          </table:table-cell>
        </table:table-row>
        <table:table-row table:style-name="ro2">
          <table:table-cell office:value-type="string" calcext:value-type="string">
            <text:p>w5</text:p>
          </table:table-cell>
          <table:table-cell office:value-type="float" office:value="100" calcext:value-type="float">
            <text:p>100</text:p>
          </table:table-cell>
          <table:table-cell office:value-type="float" office:value="85.20272148" calcext:value-type="float">
            <text:p>85.20272148</text:p>
          </table:table-cell>
          <table:table-cell office:value-type="float" office:value="1.58139449849805" calcext:value-type="float">
            <text:p>1.58139449849805</text:p>
          </table:table-cell>
          <table:table-cell office:value-type="float" office:value="81.53143" calcext:value-type="float">
            <text:p>81.53143</text:p>
          </table:table-cell>
          <table:table-cell office:value-type="float" office:value="84.323485" calcext:value-type="float">
            <text:p>84.323485</text:p>
          </table:table-cell>
          <table:table-cell office:value-type="float" office:value="85.3368375" calcext:value-type="float">
            <text:p>85.3368375</text:p>
          </table:table-cell>
          <table:table-cell office:value-type="float" office:value="85.777325" calcext:value-type="float">
            <text:p>85.777325</text:p>
          </table:table-cell>
          <table:table-cell office:value-type="float" office:value="88.387726" calcext:value-type="float">
            <text:p>88.387726</text:p>
          </table:table-cell>
          <table:table-cell office:value-type="float" office:value="85.26977949" calcext:value-type="float">
            <text:p>85.26977949</text:p>
          </table:table-cell>
          <table:table-cell office:value-type="float" office:value="85.2172491228902" calcext:value-type="float">
            <text:p>85.2172491228902</text:p>
          </table:table-cell>
          <table:table-cell office:value-type="float" office:value="84.323485" calcext:value-type="float">
            <text:p>84.323485</text:p>
          </table:table-cell>
          <table:table-cell table:number-columns-repeated="2" office:value-type="float" office:value="85.3368375" calcext:value-type="float">
            <text:p>85.3368375</text:p>
          </table:table-cell>
          <table:table-cell office:value-type="float" office:value="1.0133525" calcext:value-type="float">
            <text:p>1.0133525</text:p>
          </table:table-cell>
          <table:table-cell office:value-type="float" office:value="6.856296" calcext:value-type="float">
            <text:p>6.856296</text:p>
          </table:table-cell>
          <table:table-cell office:value-type="float" office:value="2.50080855987991" calcext:value-type="float">
            <text:p>2.50080855987991</text:p>
          </table:table-cell>
        </table:table-row>
        <table:table-row table:style-name="ro2">
          <table:table-cell office:value-type="string" calcext:value-type="string">
            <text:p>w6</text:p>
          </table:table-cell>
          <table:table-cell office:value-type="float" office:value="100" calcext:value-type="float">
            <text:p>100</text:p>
          </table:table-cell>
          <table:table-cell office:value-type="float" office:value="80.44904487" calcext:value-type="float">
            <text:p>80.44904487</text:p>
          </table:table-cell>
          <table:table-cell office:value-type="float" office:value="0.536474049226022" calcext:value-type="float">
            <text:p>0.536474049226022</text:p>
          </table:table-cell>
          <table:table-cell office:value-type="float" office:value="79.53818" calcext:value-type="float">
            <text:p>79.53818</text:p>
          </table:table-cell>
          <table:table-cell office:value-type="float" office:value="80.08078125" calcext:value-type="float">
            <text:p>80.08078125</text:p>
          </table:table-cell>
          <table:table-cell office:value-type="float" office:value="80.3937075" calcext:value-type="float">
            <text:p>80.3937075</text:p>
          </table:table-cell>
          <table:table-cell office:value-type="float" office:value="80.70967" calcext:value-type="float">
            <text:p>80.70967</text:p>
          </table:table-cell>
          <table:table-cell office:value-type="float" office:value="82.348145" calcext:value-type="float">
            <text:p>82.348145</text:p>
          </table:table-cell>
          <table:table-cell office:value-type="float" office:value="80.421376185" calcext:value-type="float">
            <text:p>80.421376185</text:p>
          </table:table-cell>
          <table:table-cell office:value-type="float" office:value="80.4508157003813" calcext:value-type="float">
            <text:p>80.4508157003813</text:p>
          </table:table-cell>
          <table:table-cell office:value-type="float" office:value="80.08078125" calcext:value-type="float">
            <text:p>80.08078125</text:p>
          </table:table-cell>
          <table:table-cell table:number-columns-repeated="2" office:value-type="float" office:value="80.3937075" calcext:value-type="float">
            <text:p>80.3937075</text:p>
          </table:table-cell>
          <table:table-cell office:value-type="float" office:value="0.312926250000004" calcext:value-type="float">
            <text:p>0.312926250000004</text:p>
          </table:table-cell>
          <table:table-cell office:value-type="float" office:value="2.80996499999999" calcext:value-type="float">
            <text:p>2.80996499999999</text:p>
          </table:table-cell>
          <table:table-cell office:value-type="float" office:value="0.287804405492964" calcext:value-type="float">
            <text:p>0.287804405492964</text:p>
          </table:table-cell>
        </table:table-row>
        <table:table-row table:style-name="ro2">
          <table:table-cell office:value-type="string" calcext:value-type="string">
            <text:p>w7</text:p>
          </table:table-cell>
          <table:table-cell office:value-type="float" office:value="100" calcext:value-type="float">
            <text:p>100</text:p>
          </table:table-cell>
          <table:table-cell office:value-type="float" office:value="92.55061013" calcext:value-type="float">
            <text:p>92.55061013</text:p>
          </table:table-cell>
          <table:table-cell office:value-type="float" office:value="8.83428701465891" calcext:value-type="float">
            <text:p>8.83428701465891</text:p>
          </table:table-cell>
          <table:table-cell office:value-type="float" office:value="80.65869" calcext:value-type="float">
            <text:p>80.65869</text:p>
          </table:table-cell>
          <table:table-cell office:value-type="float" office:value="83.60910625" calcext:value-type="float">
            <text:p>83.60910625</text:p>
          </table:table-cell>
          <table:table-cell office:value-type="float" office:value="93.3304125" calcext:value-type="float">
            <text:p>93.3304125</text:p>
          </table:table-cell>
          <table:table-cell office:value-type="float" office:value="100.0549325" calcext:value-type="float">
            <text:p>100.0549325</text:p>
          </table:table-cell>
          <table:table-cell office:value-type="float" office:value="108.293335" calcext:value-type="float">
            <text:p>108.293335</text:p>
          </table:table-cell>
          <table:table-cell office:value-type="float" office:value="92.940511315" calcext:value-type="float">
            <text:p>92.940511315</text:p>
          </table:table-cell>
          <table:table-cell office:value-type="float" office:value="92.9670888875308" calcext:value-type="float">
            <text:p>92.9670888875308</text:p>
          </table:table-cell>
          <table:table-cell office:value-type="float" office:value="83.60910625" calcext:value-type="float">
            <text:p>83.60910625</text:p>
          </table:table-cell>
          <table:table-cell table:number-columns-repeated="2" office:value-type="float" office:value="93.3304125" calcext:value-type="float">
            <text:p>93.3304125</text:p>
          </table:table-cell>
          <table:table-cell office:value-type="float" office:value="9.72130625" calcext:value-type="float">
            <text:p>9.72130625</text:p>
          </table:table-cell>
          <table:table-cell office:value-type="float" office:value="27.634645" calcext:value-type="float">
            <text:p>27.634645</text:p>
          </table:table-cell>
          <table:table-cell office:value-type="float" office:value="78.044627057371" calcext:value-type="float">
            <text:p>78.044627057371</text:p>
          </table:table-cell>
        </table:table-row>
        <table:table-row table:style-name="ro2">
          <table:table-cell office:value-type="string" calcext:value-type="string">
            <text:p>w8</text:p>
          </table:table-cell>
          <table:table-cell office:value-type="float" office:value="100" calcext:value-type="float">
            <text:p>100</text:p>
          </table:table-cell>
          <table:table-cell office:value-type="float" office:value="125.44104364" calcext:value-type="float">
            <text:p>125.44104364</text:p>
          </table:table-cell>
          <table:table-cell office:value-type="float" office:value="8.20578518102547" calcext:value-type="float">
            <text:p>8.20578518102547</text:p>
          </table:table-cell>
          <table:table-cell office:value-type="float" office:value="108.67905" calcext:value-type="float">
            <text:p>108.67905</text:p>
          </table:table-cell>
          <table:table-cell office:value-type="float" office:value="118.74662" calcext:value-type="float">
            <text:p>118.74662</text:p>
          </table:table-cell>
          <table:table-cell office:value-type="float" office:value="128.240465" calcext:value-type="float">
            <text:p>128.240465</text:p>
          </table:table-cell>
          <table:table-cell office:value-type="float" office:value="131.96057" calcext:value-type="float">
            <text:p>131.96057</text:p>
          </table:table-cell>
          <table:table-cell office:value-type="float" office:value="137.23495" calcext:value-type="float">
            <text:p>137.23495</text:p>
          </table:table-cell>
          <table:table-cell office:value-type="float" office:value="122.09383182" calcext:value-type="float">
            <text:p>122.09383182</text:p>
          </table:table-cell>
          <table:table-cell office:value-type="float" office:value="125.706471555068" calcext:value-type="float">
            <text:p>125.706471555068</text:p>
          </table:table-cell>
          <table:table-cell office:value-type="float" office:value="118.74662" calcext:value-type="float">
            <text:p>118.74662</text:p>
          </table:table-cell>
          <table:table-cell table:number-columns-repeated="2" office:value-type="float" office:value="128.240465" calcext:value-type="float">
            <text:p>128.240465</text:p>
          </table:table-cell>
          <table:table-cell office:value-type="float" office:value="9.49384499999999" calcext:value-type="float">
            <text:p>9.49384499999999</text:p>
          </table:table-cell>
          <table:table-cell office:value-type="float" office:value="28.5559" calcext:value-type="float">
            <text:p>28.5559</text:p>
          </table:table-cell>
          <table:table-cell office:value-type="float" office:value="67.3349104371372" calcext:value-type="float">
            <text:p>67.3349104371372</text:p>
          </table:table-cell>
        </table:table-row>
        <table:table-row table:style-name="ro2">
          <table:table-cell office:value-type="string" calcext:value-type="string">
            <text:p>w9</text:p>
          </table:table-cell>
          <table:table-cell office:value-type="float" office:value="100" calcext:value-type="float">
            <text:p>100</text:p>
          </table:table-cell>
          <table:table-cell office:value-type="float" office:value="127.09480517" calcext:value-type="float">
            <text:p>127.09480517</text:p>
          </table:table-cell>
          <table:table-cell office:value-type="float" office:value="12.8168971016802" calcext:value-type="float">
            <text:p>12.8168971016802</text:p>
          </table:table-cell>
          <table:table-cell office:value-type="float" office:value="98.12628" calcext:value-type="float">
            <text:p>98.12628</text:p>
          </table:table-cell>
          <table:table-cell office:value-type="float" office:value="118.16856625" calcext:value-type="float">
            <text:p>118.16856625</text:p>
          </table:table-cell>
          <table:table-cell office:value-type="float" office:value="130.13597" calcext:value-type="float">
            <text:p>130.13597</text:p>
          </table:table-cell>
          <table:table-cell office:value-type="float" office:value="138.816885" calcext:value-type="float">
            <text:p>138.816885</text:p>
          </table:table-cell>
          <table:table-cell office:value-type="float" office:value="141.19934" calcext:value-type="float">
            <text:p>141.19934</text:p>
          </table:table-cell>
          <table:table-cell office:value-type="float" office:value="122.63168571" calcext:value-type="float">
            <text:p>122.63168571</text:p>
          </table:table-cell>
          <table:table-cell office:value-type="float" office:value="127.733001311338" calcext:value-type="float">
            <text:p>127.733001311338</text:p>
          </table:table-cell>
          <table:table-cell office:value-type="float" office:value="118.16856625" calcext:value-type="float">
            <text:p>118.16856625</text:p>
          </table:table-cell>
          <table:table-cell table:number-columns-repeated="2" office:value-type="float" office:value="130.13597" calcext:value-type="float">
            <text:p>130.13597</text:p>
          </table:table-cell>
          <table:table-cell office:value-type="float" office:value="11.96740375" calcext:value-type="float">
            <text:p>11.96740375</text:p>
          </table:table-cell>
          <table:table-cell office:value-type="float" office:value="43.07306" calcext:value-type="float">
            <text:p>43.07306</text:p>
          </table:table-cell>
          <table:table-cell office:value-type="float" office:value="164.272851315058" calcext:value-type="float">
            <text:p>164.272851315058</text:p>
          </table:table-cell>
        </table:table-row>
        <table:table-row table:style-name="ro2">
          <table:table-cell office:value-type="string" calcext:value-type="string">
            <text:p>w10</text:p>
          </table:table-cell>
          <table:table-cell office:value-type="float" office:value="100" calcext:value-type="float">
            <text:p>100</text:p>
          </table:table-cell>
          <table:table-cell office:value-type="float" office:value="60.76692591" calcext:value-type="float">
            <text:p>60.76692591</text:p>
          </table:table-cell>
          <table:table-cell office:value-type="float" office:value="17.2401880044169" calcext:value-type="float">
            <text:p>17.2401880044169</text:p>
          </table:table-cell>
          <table:table-cell office:value-type="float" office:value="42.535767" calcext:value-type="float">
            <text:p>42.535767</text:p>
          </table:table-cell>
          <table:table-cell office:value-type="float" office:value="44.85250825" calcext:value-type="float">
            <text:p>44.85250825</text:p>
          </table:table-cell>
          <table:table-cell office:value-type="float" office:value="54.704788" calcext:value-type="float">
            <text:p>54.704788</text:p>
          </table:table-cell>
          <table:table-cell office:value-type="float" office:value="74.58740975" calcext:value-type="float">
            <text:p>74.58740975</text:p>
          </table:table-cell>
          <table:table-cell office:value-type="float" office:value="97.36359" calcext:value-type="float">
            <text:p>97.36359</text:p>
          </table:table-cell>
          <table:table-cell office:value-type="float" office:value="57.735856955" calcext:value-type="float">
            <text:p>57.735856955</text:p>
          </table:table-cell>
          <table:table-cell office:value-type="float" office:value="63.1416750344398" calcext:value-type="float">
            <text:p>63.1416750344398</text:p>
          </table:table-cell>
          <table:table-cell office:value-type="float" office:value="44.85250825" calcext:value-type="float">
            <text:p>44.85250825</text:p>
          </table:table-cell>
          <table:table-cell table:number-columns-repeated="2" office:value-type="float" office:value="54.704788" calcext:value-type="float">
            <text:p>54.704788</text:p>
          </table:table-cell>
          <table:table-cell office:value-type="float" office:value="9.85227974999999" calcext:value-type="float">
            <text:p>9.85227974999999</text:p>
          </table:table-cell>
          <table:table-cell office:value-type="float" office:value="54.827823" calcext:value-type="float">
            <text:p>54.827823</text:p>
          </table:table-cell>
          <table:table-cell office:value-type="float" office:value="297.224082427641" calcext:value-type="float">
            <text:p>297.224082427641</text:p>
          </table:table-cell>
        </table:table-row>
        <table:table-row table:style-name="ro2">
          <table:table-cell office:value-type="string" calcext:value-type="string">
            <text:p>w11</text:p>
          </table:table-cell>
          <table:table-cell office:value-type="float" office:value="100" calcext:value-type="float">
            <text:p>100</text:p>
          </table:table-cell>
          <table:table-cell office:value-type="float" office:value="38.91025572" calcext:value-type="float">
            <text:p>38.91025572</text:p>
          </table:table-cell>
          <table:table-cell office:value-type="float" office:value="2.98589903428183" calcext:value-type="float">
            <text:p>2.98589903428183</text:p>
          </table:table-cell>
          <table:table-cell office:value-type="float" office:value="35.014038" calcext:value-type="float">
            <text:p>35.014038</text:p>
          </table:table-cell>
          <table:table-cell office:value-type="float" office:value="36.074936" calcext:value-type="float">
            <text:p>36.074936</text:p>
          </table:table-cell>
          <table:table-cell office:value-type="float" office:value="38.482971" calcext:value-type="float">
            <text:p>38.482971</text:p>
          </table:table-cell>
          <table:table-cell office:value-type="float" office:value="41.312728" calcext:value-type="float">
            <text:p>41.312728</text:p>
          </table:table-cell>
          <table:table-cell office:value-type="float" office:value="45.59308" calcext:value-type="float">
            <text:p>45.59308</text:p>
          </table:table-cell>
          <table:table-cell office:value-type="float" office:value="38.69661336" calcext:value-type="float">
            <text:p>38.69661336</text:p>
          </table:table-cell>
          <table:table-cell office:value-type="float" office:value="39.0235113400664" calcext:value-type="float">
            <text:p>39.0235113400664</text:p>
          </table:table-cell>
          <table:table-cell office:value-type="float" office:value="36.074936" calcext:value-type="float">
            <text:p>36.074936</text:p>
          </table:table-cell>
          <table:table-cell table:number-columns-repeated="2" office:value-type="float" office:value="38.482971" calcext:value-type="float">
            <text:p>38.482971</text:p>
          </table:table-cell>
          <table:table-cell office:value-type="float" office:value="2.40803500000001" calcext:value-type="float">
            <text:p>2.40803500000001</text:p>
          </table:table-cell>
          <table:table-cell office:value-type="float" office:value="10.579042" calcext:value-type="float">
            <text:p>10.579042</text:p>
          </table:table-cell>
          <table:table-cell office:value-type="float" office:value="8.91559304292517" calcext:value-type="float">
            <text:p>8.91559304292517</text:p>
          </table:table-cell>
        </table:table-row>
        <table:table-row table:style-name="ro2">
          <table:table-cell office:value-type="string" calcext:value-type="string">
            <text:p>w12</text:p>
          </table:table-cell>
          <table:table-cell office:value-type="float" office:value="100" calcext:value-type="float">
            <text:p>100</text:p>
          </table:table-cell>
          <table:table-cell office:value-type="float" office:value="49.84421663" calcext:value-type="float">
            <text:p>49.84421663</text:p>
          </table:table-cell>
          <table:table-cell office:value-type="float" office:value="1.3885248611737" calcext:value-type="float">
            <text:p>1.3885248611737</text:p>
          </table:table-cell>
          <table:table-cell office:value-type="float" office:value="45.49759" calcext:value-type="float">
            <text:p>45.49759</text:p>
          </table:table-cell>
          <table:table-cell office:value-type="float" office:value="49.218467" calcext:value-type="float">
            <text:p>49.218467</text:p>
          </table:table-cell>
          <table:table-cell office:value-type="float" office:value="50.2888795" calcext:value-type="float">
            <text:p>50.2888795</text:p>
          </table:table-cell>
          <table:table-cell office:value-type="float" office:value="50.7941895" calcext:value-type="float">
            <text:p>50.7941895</text:p>
          </table:table-cell>
          <table:table-cell office:value-type="float" office:value="51.79294" calcext:value-type="float">
            <text:p>51.79294</text:p>
          </table:table-cell>
          <table:table-cell office:value-type="float" office:value="50.066548065" calcext:value-type="float">
            <text:p>50.066548065</text:p>
          </table:table-cell>
          <table:table-cell office:value-type="float" office:value="49.8633598219731" calcext:value-type="float">
            <text:p>49.8633598219731</text:p>
          </table:table-cell>
          <table:table-cell office:value-type="float" office:value="49.218467" calcext:value-type="float">
            <text:p>49.218467</text:p>
          </table:table-cell>
          <table:table-cell table:number-columns-repeated="2" office:value-type="float" office:value="50.2888795" calcext:value-type="float">
            <text:p>50.2888795</text:p>
          </table:table-cell>
          <table:table-cell office:value-type="float" office:value="1.0704125" calcext:value-type="float">
            <text:p>1.0704125</text:p>
          </table:table-cell>
          <table:table-cell office:value-type="float" office:value="6.29535" calcext:value-type="float">
            <text:p>6.29535</text:p>
          </table:table-cell>
          <table:table-cell office:value-type="float" office:value="1.92800129009745" calcext:value-type="float">
            <text:p>1.92800129009745</text:p>
          </table:table-cell>
        </table:table-row>
        <table:table-row table:style-name="ro2">
          <table:table-cell office:value-type="string" calcext:value-type="string">
            <text:p>w13</text:p>
          </table:table-cell>
          <table:table-cell office:value-type="float" office:value="100" calcext:value-type="float">
            <text:p>100</text:p>
          </table:table-cell>
          <table:table-cell office:value-type="float" office:value="53.45304187" calcext:value-type="float">
            <text:p>53.45304187</text:p>
          </table:table-cell>
          <table:table-cell office:value-type="float" office:value="4.6153018730683" calcext:value-type="float">
            <text:p>4.6153018730683</text:p>
          </table:table-cell>
          <table:table-cell office:value-type="float" office:value="48.378784" calcext:value-type="float">
            <text:p>48.378784</text:p>
          </table:table-cell>
          <table:table-cell office:value-type="float" office:value="49.7725365" calcext:value-type="float">
            <text:p>49.7725365</text:p>
          </table:table-cell>
          <table:table-cell office:value-type="float" office:value="51.5249635" calcext:value-type="float">
            <text:p>51.5249635</text:p>
          </table:table-cell>
          <table:table-cell office:value-type="float" office:value="56.23713675" calcext:value-type="float">
            <text:p>56.23713675</text:p>
          </table:table-cell>
          <table:table-cell office:value-type="float" office:value="63.355927" calcext:value-type="float">
            <text:p>63.355927</text:p>
          </table:table-cell>
          <table:table-cell office:value-type="float" office:value="52.489002685" calcext:value-type="float">
            <text:p>52.489002685</text:p>
          </table:table-cell>
          <table:table-cell office:value-type="float" office:value="53.6499364996989" calcext:value-type="float">
            <text:p>53.6499364996989</text:p>
          </table:table-cell>
          <table:table-cell office:value-type="float" office:value="49.7725365" calcext:value-type="float">
            <text:p>49.7725365</text:p>
          </table:table-cell>
          <table:table-cell table:number-columns-repeated="2" office:value-type="float" office:value="51.5249635" calcext:value-type="float">
            <text:p>51.5249635</text:p>
          </table:table-cell>
          <table:table-cell office:value-type="float" office:value="1.752427" calcext:value-type="float">
            <text:p>1.752427</text:p>
          </table:table-cell>
          <table:table-cell office:value-type="float" office:value="14.977143" calcext:value-type="float">
            <text:p>14.977143</text:p>
          </table:table-cell>
          <table:table-cell office:value-type="float" office:value="21.3010113795477" calcext:value-type="float">
            <text:p>21.3010113795477</text:p>
          </table:table-cell>
        </table:table-row>
        <table:table-row table:style-name="ro2">
          <table:table-cell office:value-type="string" calcext:value-type="string">
            <text:p>w14</text:p>
          </table:table-cell>
          <table:table-cell office:value-type="float" office:value="100" calcext:value-type="float">
            <text:p>100</text:p>
          </table:table-cell>
          <table:table-cell office:value-type="float" office:value="66.88418197" calcext:value-type="float">
            <text:p>66.88418197</text:p>
          </table:table-cell>
          <table:table-cell office:value-type="float" office:value="2.71003713012554" calcext:value-type="float">
            <text:p>2.71003713012554</text:p>
          </table:table-cell>
          <table:table-cell office:value-type="float" office:value="62.61316" calcext:value-type="float">
            <text:p>62.61316</text:p>
          </table:table-cell>
          <table:table-cell office:value-type="float" office:value="63.9635305" calcext:value-type="float">
            <text:p>63.9635305</text:p>
          </table:table-cell>
          <table:table-cell office:value-type="float" office:value="67.286545" calcext:value-type="float">
            <text:p>67.286545</text:p>
          </table:table-cell>
          <table:table-cell office:value-type="float" office:value="69.2053125" calcext:value-type="float">
            <text:p>69.2053125</text:p>
          </table:table-cell>
          <table:table-cell office:value-type="float" office:value="71.22461" calcext:value-type="float">
            <text:p>71.22461</text:p>
          </table:table-cell>
          <table:table-cell office:value-type="float" office:value="67.085363485" calcext:value-type="float">
            <text:p>67.085363485</text:p>
          </table:table-cell>
          <table:table-cell office:value-type="float" office:value="66.9385139962807" calcext:value-type="float">
            <text:p>66.9385139962807</text:p>
          </table:table-cell>
          <table:table-cell office:value-type="float" office:value="63.9635305" calcext:value-type="float">
            <text:p>63.9635305</text:p>
          </table:table-cell>
          <table:table-cell table:number-columns-repeated="2" office:value-type="float" office:value="67.286545" calcext:value-type="float">
            <text:p>67.286545</text:p>
          </table:table-cell>
          <table:table-cell office:value-type="float" office:value="3.32301450000001" calcext:value-type="float">
            <text:p>3.32301450000001</text:p>
          </table:table-cell>
          <table:table-cell office:value-type="float" office:value="8.61145" calcext:value-type="float">
            <text:p>8.61145</text:p>
          </table:table-cell>
          <table:table-cell office:value-type="float" office:value="7.34430124665908" calcext:value-type="float">
            <text:p>7.34430124665908</text:p>
          </table:table-cell>
        </table:table-row>
        <table:table-row table:style-name="ro2">
          <table:table-cell office:value-type="string" calcext:value-type="string">
            <text:p>w15</text:p>
          </table:table-cell>
          <table:table-cell office:value-type="float" office:value="100" calcext:value-type="float">
            <text:p>100</text:p>
          </table:table-cell>
          <table:table-cell office:value-type="float" office:value="71.67708574" calcext:value-type="float">
            <text:p>71.67708574</text:p>
          </table:table-cell>
          <table:table-cell office:value-type="float" office:value="1.1831206281173" calcext:value-type="float">
            <text:p>1.1831206281173</text:p>
          </table:table-cell>
          <table:table-cell office:value-type="float" office:value="69.04132" calcext:value-type="float">
            <text:p>69.04132</text:p>
          </table:table-cell>
          <table:table-cell office:value-type="float" office:value="70.74790375" calcext:value-type="float">
            <text:p>70.74790375</text:p>
          </table:table-cell>
          <table:table-cell office:value-type="float" office:value="71.630675" calcext:value-type="float">
            <text:p>71.630675</text:p>
          </table:table-cell>
          <table:table-cell office:value-type="float" office:value="72.3371575" calcext:value-type="float">
            <text:p>72.3371575</text:p>
          </table:table-cell>
          <table:table-cell office:value-type="float" office:value="74.40143" calcext:value-type="float">
            <text:p>74.40143</text:p>
          </table:table-cell>
          <table:table-cell office:value-type="float" office:value="71.65388037" calcext:value-type="float">
            <text:p>71.65388037</text:p>
          </table:table-cell>
          <table:table-cell office:value-type="float" office:value="71.6867518922135" calcext:value-type="float">
            <text:p>71.6867518922135</text:p>
          </table:table-cell>
          <table:table-cell office:value-type="float" office:value="70.74790375" calcext:value-type="float">
            <text:p>70.74790375</text:p>
          </table:table-cell>
          <table:table-cell table:number-columns-repeated="2" office:value-type="float" office:value="71.630675" calcext:value-type="float">
            <text:p>71.630675</text:p>
          </table:table-cell>
          <table:table-cell office:value-type="float" office:value="0.88277124999999" calcext:value-type="float">
            <text:p>0.88277124999999</text:p>
          </table:table-cell>
          <table:table-cell office:value-type="float" office:value="5.36011000000001" calcext:value-type="float">
            <text:p>5.36011000000001</text:p>
          </table:table-cell>
          <table:table-cell office:value-type="float" office:value="1.39977442067668" calcext:value-type="float">
            <text:p>1.39977442067668</text:p>
          </table:table-cell>
        </table:table-row>
        <table:table-row table:style-name="ro2">
          <table:table-cell office:value-type="string" calcext:value-type="string">
            <text:p>w16</text:p>
          </table:table-cell>
          <table:table-cell office:value-type="float" office:value="100" calcext:value-type="float">
            <text:p>100</text:p>
          </table:table-cell>
          <table:table-cell office:value-type="float" office:value="95.81386829" calcext:value-type="float">
            <text:p>95.81386829</text:p>
          </table:table-cell>
          <table:table-cell office:value-type="float" office:value="16.1327482148727" calcext:value-type="float">
            <text:p>16.1327482148727</text:p>
          </table:table-cell>
          <table:table-cell office:value-type="float" office:value="74.25131" calcext:value-type="float">
            <text:p>74.25131</text:p>
          </table:table-cell>
          <table:table-cell office:value-type="float" office:value="80.1076125" calcext:value-type="float">
            <text:p>80.1076125</text:p>
          </table:table-cell>
          <table:table-cell office:value-type="float" office:value="94.358655" calcext:value-type="float">
            <text:p>94.358655</text:p>
          </table:table-cell>
          <table:table-cell office:value-type="float" office:value="112.12243" calcext:value-type="float">
            <text:p>112.12243</text:p>
          </table:table-cell>
          <table:table-cell office:value-type="float" office:value="120.49017" calcext:value-type="float">
            <text:p>120.49017</text:p>
          </table:table-cell>
          <table:table-cell office:value-type="float" office:value="95.086261645" calcext:value-type="float">
            <text:p>95.086261645</text:p>
          </table:table-cell>
          <table:table-cell office:value-type="float" office:value="97.149165029908" calcext:value-type="float">
            <text:p>97.149165029908</text:p>
          </table:table-cell>
          <table:table-cell office:value-type="float" office:value="80.1076125" calcext:value-type="float">
            <text:p>80.1076125</text:p>
          </table:table-cell>
          <table:table-cell table:number-columns-repeated="2" office:value-type="float" office:value="94.358655" calcext:value-type="float">
            <text:p>94.358655</text:p>
          </table:table-cell>
          <table:table-cell office:value-type="float" office:value="14.2510425" calcext:value-type="float">
            <text:p>14.2510425</text:p>
          </table:table-cell>
          <table:table-cell office:value-type="float" office:value="46.23886" calcext:value-type="float">
            <text:p>46.23886</text:p>
          </table:table-cell>
          <table:table-cell office:value-type="float" office:value="260.265564964478" calcext:value-type="float">
            <text:p>260.265564964478</text:p>
          </table:table-cell>
        </table:table-row>
        <table:table-row table:style-name="ro2">
          <table:table-cell office:value-type="string" calcext:value-type="string">
            <text:p>w17</text:p>
          </table:table-cell>
          <table:table-cell office:value-type="float" office:value="100" calcext:value-type="float">
            <text:p>100</text:p>
          </table:table-cell>
          <table:table-cell office:value-type="float" office:value="114.4300449" calcext:value-type="float">
            <text:p>114.4300449</text:p>
          </table:table-cell>
          <table:table-cell office:value-type="float" office:value="4.77369692721443" calcext:value-type="float">
            <text:p>4.77369692721443</text:p>
          </table:table-cell>
          <table:table-cell office:value-type="float" office:value="105.44479" calcext:value-type="float">
            <text:p>105.44479</text:p>
          </table:table-cell>
          <table:table-cell office:value-type="float" office:value="110.99846625" calcext:value-type="float">
            <text:p>110.99846625</text:p>
          </table:table-cell>
          <table:table-cell office:value-type="float" office:value="113.76889" calcext:value-type="float">
            <text:p>113.76889</text:p>
          </table:table-cell>
          <table:table-cell office:value-type="float" office:value="119.68567" calcext:value-type="float">
            <text:p>119.68567</text:p>
          </table:table-cell>
          <table:table-cell office:value-type="float" office:value="121.46063" calcext:value-type="float">
            <text:p>121.46063</text:p>
          </table:table-cell>
          <table:table-cell office:value-type="float" office:value="112.383678125" calcext:value-type="float">
            <text:p>112.383678125</text:p>
          </table:table-cell>
          <table:table-cell office:value-type="float" office:value="114.528579299428" calcext:value-type="float">
            <text:p>114.528579299428</text:p>
          </table:table-cell>
          <table:table-cell office:value-type="float" office:value="110.99846625" calcext:value-type="float">
            <text:p>110.99846625</text:p>
          </table:table-cell>
          <table:table-cell table:number-columns-repeated="2" office:value-type="float" office:value="113.76889" calcext:value-type="float">
            <text:p>113.76889</text:p>
          </table:table-cell>
          <table:table-cell office:value-type="float" office:value="2.77042375000001" calcext:value-type="float">
            <text:p>2.77042375000001</text:p>
          </table:table-cell>
          <table:table-cell office:value-type="float" office:value="16.01584" calcext:value-type="float">
            <text:p>16.01584</text:p>
          </table:table-cell>
          <table:table-cell office:value-type="float" office:value="22.7881823528965" calcext:value-type="float">
            <text:p>22.7881823528965</text:p>
          </table:table-cell>
        </table:table-row>
        <table:table-row table:style-name="ro2">
          <table:table-cell office:value-type="string" calcext:value-type="string">
            <text:p>w18</text:p>
          </table:table-cell>
          <table:table-cell office:value-type="float" office:value="100" calcext:value-type="float">
            <text:p>100</text:p>
          </table:table-cell>
          <table:table-cell office:value-type="float" office:value="87.2343812" calcext:value-type="float">
            <text:p>87.2343812</text:p>
          </table:table-cell>
          <table:table-cell office:value-type="float" office:value="9.47220544460352" calcext:value-type="float">
            <text:p>9.47220544460352</text:p>
          </table:table-cell>
          <table:table-cell office:value-type="float" office:value="76.70813" calcext:value-type="float">
            <text:p>76.70813</text:p>
          </table:table-cell>
          <table:table-cell office:value-type="float" office:value="78.60182" calcext:value-type="float">
            <text:p>78.60182</text:p>
          </table:table-cell>
          <table:table-cell office:value-type="float" office:value="83.330005" calcext:value-type="float">
            <text:p>83.330005</text:p>
          </table:table-cell>
          <table:table-cell office:value-type="float" office:value="96.33982125" calcext:value-type="float">
            <text:p>96.33982125</text:p>
          </table:table-cell>
          <table:table-cell office:value-type="float" office:value="105.02997" calcext:value-type="float">
            <text:p>105.02997</text:p>
          </table:table-cell>
          <table:table-cell office:value-type="float" office:value="85.2821931" calcext:value-type="float">
            <text:p>85.2821931</text:p>
          </table:table-cell>
          <table:table-cell office:value-type="float" office:value="87.7420236407381" calcext:value-type="float">
            <text:p>87.7420236407381</text:p>
          </table:table-cell>
          <table:table-cell office:value-type="float" office:value="78.60182" calcext:value-type="float">
            <text:p>78.60182</text:p>
          </table:table-cell>
          <table:table-cell table:number-columns-repeated="2" office:value-type="float" office:value="83.330005" calcext:value-type="float">
            <text:p>83.330005</text:p>
          </table:table-cell>
          <table:table-cell office:value-type="float" office:value="4.728185" calcext:value-type="float">
            <text:p>4.728185</text:p>
          </table:table-cell>
          <table:table-cell office:value-type="float" office:value="28.32184" calcext:value-type="float">
            <text:p>28.32184</text:p>
          </table:table-cell>
          <table:table-cell office:value-type="float" office:value="89.7226759847766" calcext:value-type="float">
            <text:p>89.7226759847766</text:p>
          </table:table-cell>
        </table:table-row>
        <table:table-row table:style-name="ro2">
          <table:table-cell office:value-type="string" calcext:value-type="string">
            <text:p>w19</text:p>
          </table:table-cell>
          <table:table-cell office:value-type="float" office:value="100" calcext:value-type="float">
            <text:p>100</text:p>
          </table:table-cell>
          <table:table-cell office:value-type="float" office:value="83.95586332" calcext:value-type="float">
            <text:p>83.95586332</text:p>
          </table:table-cell>
          <table:table-cell office:value-type="float" office:value="13.3035856675642" calcext:value-type="float">
            <text:p>13.3035856675642</text:p>
          </table:table-cell>
          <table:table-cell office:value-type="float" office:value="58.7106" calcext:value-type="float">
            <text:p>58.7106</text:p>
          </table:table-cell>
          <table:table-cell office:value-type="float" office:value="72.8532025" calcext:value-type="float">
            <text:p>72.8532025</text:p>
          </table:table-cell>
          <table:table-cell office:value-type="float" office:value="87.4877175" calcext:value-type="float">
            <text:p>87.4877175</text:p>
          </table:table-cell>
          <table:table-cell office:value-type="float" office:value="95.656235" calcext:value-type="float">
            <text:p>95.656235</text:p>
          </table:table-cell>
          <table:table-cell office:value-type="float" office:value="99.762695" calcext:value-type="float">
            <text:p>99.762695</text:p>
          </table:table-cell>
          <table:table-cell office:value-type="float" office:value="85.72179041" calcext:value-type="float">
            <text:p>85.72179041</text:p>
          </table:table-cell>
          <table:table-cell office:value-type="float" office:value="84.9929557287226" calcext:value-type="float">
            <text:p>84.9929557287226</text:p>
          </table:table-cell>
          <table:table-cell office:value-type="float" office:value="72.8532025" calcext:value-type="float">
            <text:p>72.8532025</text:p>
          </table:table-cell>
          <table:table-cell table:number-columns-repeated="2" office:value-type="float" office:value="87.4877175" calcext:value-type="float">
            <text:p>87.4877175</text:p>
          </table:table-cell>
          <table:table-cell office:value-type="float" office:value="14.634515" calcext:value-type="float">
            <text:p>14.634515</text:p>
          </table:table-cell>
          <table:table-cell office:value-type="float" office:value="41.052095" calcext:value-type="float">
            <text:p>41.052095</text:p>
          </table:table-cell>
          <table:table-cell office:value-type="float" office:value="176.985391614218" calcext:value-type="float">
            <text:p>176.985391614218</text:p>
          </table:table-cell>
        </table:table-row>
        <table:table-row table:style-name="ro2">
          <table:table-cell office:value-type="string" calcext:value-type="string">
            <text:p>w20</text:p>
          </table:table-cell>
          <table:table-cell office:value-type="float" office:value="100" calcext:value-type="float">
            <text:p>100</text:p>
          </table:table-cell>
          <table:table-cell office:value-type="float" office:value="52.19962924" calcext:value-type="float">
            <text:p>52.19962924</text:p>
          </table:table-cell>
          <table:table-cell office:value-type="float" office:value="3.73393069082754" calcext:value-type="float">
            <text:p>3.73393069082754</text:p>
          </table:table-cell>
          <table:table-cell office:value-type="float" office:value="46.32019" calcext:value-type="float">
            <text:p>46.32019</text:p>
          </table:table-cell>
          <table:table-cell office:value-type="float" office:value="48.701699" calcext:value-type="float">
            <text:p>48.701699</text:p>
          </table:table-cell>
          <table:table-cell office:value-type="float" office:value="52.5249175" calcext:value-type="float">
            <text:p>52.5249175</text:p>
          </table:table-cell>
          <table:table-cell office:value-type="float" office:value="55.44203975" calcext:value-type="float">
            <text:p>55.44203975</text:p>
          </table:table-cell>
          <table:table-cell office:value-type="float" office:value="58.457764" calcext:value-type="float">
            <text:p>58.457764</text:p>
          </table:table-cell>
          <table:table-cell office:value-type="float" office:value="52.36227337" calcext:value-type="float">
            <text:p>52.36227337</text:p>
          </table:table-cell>
          <table:table-cell office:value-type="float" office:value="52.3316740494065" calcext:value-type="float">
            <text:p>52.3316740494065</text:p>
          </table:table-cell>
          <table:table-cell office:value-type="float" office:value="48.701699" calcext:value-type="float">
            <text:p>48.701699</text:p>
          </table:table-cell>
          <table:table-cell table:number-columns-repeated="2" office:value-type="float" office:value="52.5249175" calcext:value-type="float">
            <text:p>52.5249175</text:p>
          </table:table-cell>
          <table:table-cell office:value-type="float" office:value="3.82321850000001" calcext:value-type="float">
            <text:p>3.82321850000001</text:p>
          </table:table-cell>
          <table:table-cell office:value-type="float" office:value="12.137574" calcext:value-type="float">
            <text:p>12.137574</text:p>
          </table:table-cell>
          <table:table-cell office:value-type="float" office:value="13.9422384039039" calcext:value-type="float">
            <text:p>13.9422384039039</text:p>
          </table:table-cell>
        </table:table-row>
        <table:table-row table:style-name="ro2">
          <table:table-cell office:value-type="string" calcext:value-type="string">
            <text:p>w21</text:p>
          </table:table-cell>
          <table:table-cell office:value-type="float" office:value="100" calcext:value-type="float">
            <text:p>100</text:p>
          </table:table-cell>
          <table:table-cell office:value-type="float" office:value="62.99207598" calcext:value-type="float">
            <text:p>62.99207598</text:p>
          </table:table-cell>
          <table:table-cell office:value-type="float" office:value="2.30411828817384" calcext:value-type="float">
            <text:p>2.30411828817384</text:p>
          </table:table-cell>
          <table:table-cell office:value-type="float" office:value="59.028168" calcext:value-type="float">
            <text:p>59.028168</text:p>
          </table:table-cell>
          <table:table-cell office:value-type="float" office:value="60.6661225" calcext:value-type="float">
            <text:p>60.6661225</text:p>
          </table:table-cell>
          <table:table-cell office:value-type="float" office:value="63.2480465" calcext:value-type="float">
            <text:p>63.2480465</text:p>
          </table:table-cell>
          <table:table-cell office:value-type="float" office:value="65.320365" calcext:value-type="float">
            <text:p>65.320365</text:p>
          </table:table-cell>
          <table:table-cell office:value-type="float" office:value="66.47714" calcext:value-type="float">
            <text:p>66.47714</text:p>
          </table:table-cell>
          <table:table-cell office:value-type="float" office:value="63.12006124" calcext:value-type="float">
            <text:p>63.12006124</text:p>
          </table:table-cell>
          <table:table-cell office:value-type="float" office:value="63.0337806873833" calcext:value-type="float">
            <text:p>63.0337806873833</text:p>
          </table:table-cell>
          <table:table-cell office:value-type="float" office:value="60.6661225" calcext:value-type="float">
            <text:p>60.6661225</text:p>
          </table:table-cell>
          <table:table-cell table:number-columns-repeated="2" office:value-type="float" office:value="63.2480465" calcext:value-type="float">
            <text:p>63.2480465</text:p>
          </table:table-cell>
          <table:table-cell office:value-type="float" office:value="2.58192400000001" calcext:value-type="float">
            <text:p>2.58192400000001</text:p>
          </table:table-cell>
          <table:table-cell office:value-type="float" office:value="7.448972" calcext:value-type="float">
            <text:p>7.448972</text:p>
          </table:table-cell>
          <table:table-cell office:value-type="float" office:value="5.30896108589713" calcext:value-type="float">
            <text:p>5.30896108589713</text:p>
          </table:table-cell>
        </table:table-row>
        <table:table-row table:style-name="ro2">
          <table:table-cell office:value-type="string" calcext:value-type="string">
            <text:p>w22</text:p>
          </table:table-cell>
          <table:table-cell office:value-type="float" office:value="100" calcext:value-type="float">
            <text:p>100</text:p>
          </table:table-cell>
          <table:table-cell office:value-type="float" office:value="51.88107613" calcext:value-type="float">
            <text:p>51.88107613</text:p>
          </table:table-cell>
          <table:table-cell office:value-type="float" office:value="5.18052231224169" calcext:value-type="float">
            <text:p>5.18052231224169</text:p>
          </table:table-cell>
          <table:table-cell office:value-type="float" office:value="42.925415" calcext:value-type="float">
            <text:p>42.925415</text:p>
          </table:table-cell>
          <table:table-cell office:value-type="float" office:value="46.39562175" calcext:value-type="float">
            <text:p>46.39562175</text:p>
          </table:table-cell>
          <table:table-cell office:value-type="float" office:value="52.202438" calcext:value-type="float">
            <text:p>52.202438</text:p>
          </table:table-cell>
          <table:table-cell office:value-type="float" office:value="56.45901475" calcext:value-type="float">
            <text:p>56.45901475</text:p>
          </table:table-cell>
          <table:table-cell office:value-type="float" office:value="60.798218" calcext:value-type="float">
            <text:p>60.798218</text:p>
          </table:table-cell>
          <table:table-cell office:value-type="float" office:value="52.041757065" calcext:value-type="float">
            <text:p>52.041757065</text:p>
          </table:table-cell>
          <table:table-cell office:value-type="float" office:value="52.1365082616799" calcext:value-type="float">
            <text:p>52.1365082616799</text:p>
          </table:table-cell>
          <table:table-cell office:value-type="float" office:value="46.39562175" calcext:value-type="float">
            <text:p>46.39562175</text:p>
          </table:table-cell>
          <table:table-cell table:number-columns-repeated="2" office:value-type="float" office:value="52.202438" calcext:value-type="float">
            <text:p>52.202438</text:p>
          </table:table-cell>
          <table:table-cell office:value-type="float" office:value="5.80681625" calcext:value-type="float">
            <text:p>5.80681625</text:p>
          </table:table-cell>
          <table:table-cell office:value-type="float" office:value="17.872803" calcext:value-type="float">
            <text:p>17.872803</text:p>
          </table:table-cell>
          <table:table-cell office:value-type="float" office:value="26.837811427634" calcext:value-type="float">
            <text:p>26.837811427634</text:p>
          </table:table-cell>
        </table:table-row>
        <table:table-row table:style-name="ro2">
          <table:table-cell office:value-type="string" calcext:value-type="string">
            <text:p>w23</text:p>
          </table:table-cell>
          <table:table-cell office:value-type="float" office:value="100" calcext:value-type="float">
            <text:p>100</text:p>
          </table:table-cell>
          <table:table-cell office:value-type="float" office:value="41.87732389" calcext:value-type="float">
            <text:p>41.87732389</text:p>
          </table:table-cell>
          <table:table-cell office:value-type="float" office:value="0.899254556430047" calcext:value-type="float">
            <text:p>0.899254556430047</text:p>
          </table:table-cell>
          <table:table-cell office:value-type="float" office:value="39.867645" calcext:value-type="float">
            <text:p>39.867645</text:p>
          </table:table-cell>
          <table:table-cell office:value-type="float" office:value="41.3686295" calcext:value-type="float">
            <text:p>41.3686295</text:p>
          </table:table-cell>
          <table:table-cell office:value-type="float" office:value="41.9940945" calcext:value-type="float">
            <text:p>41.9940945</text:p>
          </table:table-cell>
          <table:table-cell office:value-type="float" office:value="42.5758515" calcext:value-type="float">
            <text:p>42.5758515</text:p>
          </table:table-cell>
          <table:table-cell office:value-type="float" office:value="43.411713" calcext:value-type="float">
            <text:p>43.411713</text:p>
          </table:table-cell>
          <table:table-cell office:value-type="float" office:value="41.935709195" calcext:value-type="float">
            <text:p>41.935709195</text:p>
          </table:table-cell>
          <table:table-cell office:value-type="float" office:value="41.8868813395991" calcext:value-type="float">
            <text:p>41.8868813395991</text:p>
          </table:table-cell>
          <table:table-cell office:value-type="float" office:value="41.3686295" calcext:value-type="float">
            <text:p>41.3686295</text:p>
          </table:table-cell>
          <table:table-cell table:number-columns-repeated="2" office:value-type="float" office:value="41.9940945" calcext:value-type="float">
            <text:p>41.9940945</text:p>
          </table:table-cell>
          <table:table-cell office:value-type="float" office:value="0.625465000000006" calcext:value-type="float">
            <text:p>0.625465000000006</text:p>
          </table:table-cell>
          <table:table-cell office:value-type="float" office:value="3.544068" calcext:value-type="float">
            <text:p>3.544068</text:p>
          </table:table-cell>
          <table:table-cell office:value-type="float" office:value="0.8086587572602" calcext:value-type="float">
            <text:p>0.8086587572602</text:p>
          </table:table-cell>
        </table:table-row>
        <table:table-row table:style-name="ro2">
          <table:table-cell office:value-type="string" calcext:value-type="string">
            <text:p>w24</text:p>
          </table:table-cell>
          <table:table-cell office:value-type="float" office:value="100" calcext:value-type="float">
            <text:p>100</text:p>
          </table:table-cell>
          <table:table-cell office:value-type="float" office:value="44.30219027" calcext:value-type="float">
            <text:p>44.30219027</text:p>
          </table:table-cell>
          <table:table-cell office:value-type="float" office:value="1.64296748185522" calcext:value-type="float">
            <text:p>1.64296748185522</text:p>
          </table:table-cell>
          <table:table-cell office:value-type="float" office:value="41.351685" calcext:value-type="float">
            <text:p>41.351685</text:p>
          </table:table-cell>
          <table:table-cell office:value-type="float" office:value="43.11991125" calcext:value-type="float">
            <text:p>43.11991125</text:p>
          </table:table-cell>
          <table:table-cell office:value-type="float" office:value="44.030228" calcext:value-type="float">
            <text:p>44.030228</text:p>
          </table:table-cell>
          <table:table-cell office:value-type="float" office:value="45.46471375" calcext:value-type="float">
            <text:p>45.46471375</text:p>
          </table:table-cell>
          <table:table-cell office:value-type="float" office:value="48.436584" calcext:value-type="float">
            <text:p>48.436584</text:p>
          </table:table-cell>
          <table:table-cell office:value-type="float" office:value="44.166209135" calcext:value-type="float">
            <text:p>44.166209135</text:p>
          </table:table-cell>
          <table:table-cell office:value-type="float" office:value="44.3323404688299" calcext:value-type="float">
            <text:p>44.3323404688299</text:p>
          </table:table-cell>
          <table:table-cell office:value-type="float" office:value="43.11991125" calcext:value-type="float">
            <text:p>43.11991125</text:p>
          </table:table-cell>
          <table:table-cell table:number-columns-repeated="2" office:value-type="float" office:value="44.030228" calcext:value-type="float">
            <text:p>44.030228</text:p>
          </table:table-cell>
          <table:table-cell office:value-type="float" office:value="0.910316749999993" calcext:value-type="float">
            <text:p>0.910316749999993</text:p>
          </table:table-cell>
          <table:table-cell office:value-type="float" office:value="7.08489900000001" calcext:value-type="float">
            <text:p>7.08489900000001</text:p>
          </table:table-cell>
          <table:table-cell office:value-type="float" office:value="2.69934214643369" calcext:value-type="float">
            <text:p>2.69934214643369</text:p>
          </table:table-cell>
        </table:table-row>
        <table:table-row table:style-name="ro2">
          <table:table-cell office:value-type="string" calcext:value-type="string">
            <text:p>w25</text:p>
          </table:table-cell>
          <table:table-cell office:value-type="float" office:value="100" calcext:value-type="float">
            <text:p>100</text:p>
          </table:table-cell>
          <table:table-cell office:value-type="float" office:value="48.30291758" calcext:value-type="float">
            <text:p>48.30291758</text:p>
          </table:table-cell>
          <table:table-cell office:value-type="float" office:value="2.37873102698327" calcext:value-type="float">
            <text:p>2.37873102698327</text:p>
          </table:table-cell>
          <table:table-cell office:value-type="float" office:value="43.90277" calcext:value-type="float">
            <text:p>43.90277</text:p>
          </table:table-cell>
          <table:table-cell office:value-type="float" office:value="47.08908125" calcext:value-type="float">
            <text:p>47.08908125</text:p>
          </table:table-cell>
          <table:table-cell office:value-type="float" office:value="48.029236" calcext:value-type="float">
            <text:p>48.029236</text:p>
          </table:table-cell>
          <table:table-cell office:value-type="float" office:value="49.61135825" calcext:value-type="float">
            <text:p>49.61135825</text:p>
          </table:table-cell>
          <table:table-cell office:value-type="float" office:value="53.30072" calcext:value-type="float">
            <text:p>53.30072</text:p>
          </table:table-cell>
          <table:table-cell office:value-type="float" office:value="48.16607679" calcext:value-type="float">
            <text:p>48.16607679</text:p>
          </table:table-cell>
          <table:table-cell office:value-type="float" office:value="48.3608687310931" calcext:value-type="float">
            <text:p>48.3608687310931</text:p>
          </table:table-cell>
          <table:table-cell office:value-type="float" office:value="47.08908125" calcext:value-type="float">
            <text:p>47.08908125</text:p>
          </table:table-cell>
          <table:table-cell table:number-columns-repeated="2" office:value-type="float" office:value="48.029236" calcext:value-type="float">
            <text:p>48.029236</text:p>
          </table:table-cell>
          <table:table-cell office:value-type="float" office:value="0.940154749999991" calcext:value-type="float">
            <text:p>0.940154749999991</text:p>
          </table:table-cell>
          <table:table-cell office:value-type="float" office:value="9.39794999999999" calcext:value-type="float">
            <text:p>9.39794999999999</text:p>
          </table:table-cell>
          <table:table-cell office:value-type="float" office:value="5.65836129873289" calcext:value-type="float">
            <text:p>5.65836129873289</text:p>
          </table:table-cell>
        </table:table-row>
        <table:table-row table:style-name="ro2">
          <table:table-cell office:value-type="string" calcext:value-type="string">
            <text:p>w26</text:p>
          </table:table-cell>
          <table:table-cell office:value-type="float" office:value="100" calcext:value-type="float">
            <text:p>100</text:p>
          </table:table-cell>
          <table:table-cell office:value-type="float" office:value="54.06395046" calcext:value-type="float">
            <text:p>54.06395046</text:p>
          </table:table-cell>
          <table:table-cell office:value-type="float" office:value="2.56593763585535" calcext:value-type="float">
            <text:p>2.56593763585535</text:p>
          </table:table-cell>
          <table:table-cell office:value-type="float" office:value="48.944214" calcext:value-type="float">
            <text:p>48.944214</text:p>
          </table:table-cell>
          <table:table-cell office:value-type="float" office:value="52.1639035" calcext:value-type="float">
            <text:p>52.1639035</text:p>
          </table:table-cell>
          <table:table-cell office:value-type="float" office:value="54.0737" calcext:value-type="float">
            <text:p>54.0737</text:p>
          </table:table-cell>
          <table:table-cell office:value-type="float" office:value="56.39672125" calcext:value-type="float">
            <text:p>56.39672125</text:p>
          </table:table-cell>
          <table:table-cell office:value-type="float" office:value="58.240326" calcext:value-type="float">
            <text:p>58.240326</text:p>
          </table:table-cell>
          <table:table-cell office:value-type="float" office:value="54.06882523" calcext:value-type="float">
            <text:p>54.06882523</text:p>
          </table:table-cell>
          <table:table-cell office:value-type="float" office:value="54.124199162047" calcext:value-type="float">
            <text:p>54.124199162047</text:p>
          </table:table-cell>
          <table:table-cell office:value-type="float" office:value="52.1639035" calcext:value-type="float">
            <text:p>52.1639035</text:p>
          </table:table-cell>
          <table:table-cell table:number-columns-repeated="2" office:value-type="float" office:value="54.0737" calcext:value-type="float">
            <text:p>54.0737</text:p>
          </table:table-cell>
          <table:table-cell office:value-type="float" office:value="1.90979650000001" calcext:value-type="float">
            <text:p>1.90979650000001</text:p>
          </table:table-cell>
          <table:table-cell office:value-type="float" office:value="9.296112" calcext:value-type="float">
            <text:p>9.296112</text:p>
          </table:table-cell>
          <table:table-cell office:value-type="float" office:value="6.58403595109894" calcext:value-type="float">
            <text:p>6.58403595109894</text:p>
          </table:table-cell>
        </table:table-row>
        <table:table-row table:style-name="ro2">
          <table:table-cell office:value-type="string" calcext:value-type="string">
            <text:p>w27</text:p>
          </table:table-cell>
          <table:table-cell office:value-type="float" office:value="100" calcext:value-type="float">
            <text:p>100</text:p>
          </table:table-cell>
          <table:table-cell office:value-type="float" office:value="62.58227826" calcext:value-type="float">
            <text:p>62.58227826</text:p>
          </table:table-cell>
          <table:table-cell office:value-type="float" office:value="4.11265707409697" calcext:value-type="float">
            <text:p>4.11265707409697</text:p>
          </table:table-cell>
          <table:table-cell office:value-type="float" office:value="52.194824" calcext:value-type="float">
            <text:p>52.194824</text:p>
          </table:table-cell>
          <table:table-cell office:value-type="float" office:value="61.688569" calcext:value-type="float">
            <text:p>61.688569</text:p>
          </table:table-cell>
          <table:table-cell office:value-type="float" office:value="63.7838895" calcext:value-type="float">
            <text:p>63.7838895</text:p>
          </table:table-cell>
          <table:table-cell office:value-type="float" office:value="65.35234125" calcext:value-type="float">
            <text:p>65.35234125</text:p>
          </table:table-cell>
          <table:table-cell office:value-type="float" office:value="69.30347" calcext:value-type="float">
            <text:p>69.30347</text:p>
          </table:table-cell>
          <table:table-cell office:value-type="float" office:value="63.18308388" calcext:value-type="float">
            <text:p>63.18308388</text:p>
          </table:table-cell>
          <table:table-cell office:value-type="float" office:value="62.7159179231166" calcext:value-type="float">
            <text:p>62.7159179231166</text:p>
          </table:table-cell>
          <table:table-cell office:value-type="float" office:value="61.688569" calcext:value-type="float">
            <text:p>61.688569</text:p>
          </table:table-cell>
          <table:table-cell table:number-columns-repeated="2" office:value-type="float" office:value="63.7838895" calcext:value-type="float">
            <text:p>63.7838895</text:p>
          </table:table-cell>
          <table:table-cell office:value-type="float" office:value="2.09532049999999" calcext:value-type="float">
            <text:p>2.09532049999999</text:p>
          </table:table-cell>
          <table:table-cell office:value-type="float" office:value="17.108646" calcext:value-type="float">
            <text:p>17.108646</text:p>
          </table:table-cell>
          <table:table-cell office:value-type="float" office:value="16.9139482091198" calcext:value-type="float">
            <text:p>16.9139482091198</text:p>
          </table:table-cell>
        </table:table-row>
        <table:table-row table:style-name="ro2">
          <table:table-cell office:value-type="string" calcext:value-type="string">
            <text:p>w28</text:p>
          </table:table-cell>
          <table:table-cell office:value-type="float" office:value="100" calcext:value-type="float">
            <text:p>100</text:p>
          </table:table-cell>
          <table:table-cell office:value-type="float" office:value="66.23976579" calcext:value-type="float">
            <text:p>66.23976579</text:p>
          </table:table-cell>
          <table:table-cell office:value-type="float" office:value="1.12022972473087" calcext:value-type="float">
            <text:p>1.12022972473087</text:p>
          </table:table-cell>
          <table:table-cell office:value-type="float" office:value="64.22742" calcext:value-type="float">
            <text:p>64.22742</text:p>
          </table:table-cell>
          <table:table-cell office:value-type="float" office:value="65.58846125" calcext:value-type="float">
            <text:p>65.58846125</text:p>
          </table:table-cell>
          <table:table-cell office:value-type="float" office:value="66.10924" calcext:value-type="float">
            <text:p>66.10924</text:p>
          </table:table-cell>
          <table:table-cell office:value-type="float" office:value="66.93511225" calcext:value-type="float">
            <text:p>66.93511225</text:p>
          </table:table-cell>
          <table:table-cell office:value-type="float" office:value="68.74567" calcext:value-type="float">
            <text:p>68.74567</text:p>
          </table:table-cell>
          <table:table-cell office:value-type="float" office:value="66.174502895" calcext:value-type="float">
            <text:p>66.174502895</text:p>
          </table:table-cell>
          <table:table-cell office:value-type="float" office:value="66.2491429182587" calcext:value-type="float">
            <text:p>66.2491429182587</text:p>
          </table:table-cell>
          <table:table-cell office:value-type="float" office:value="65.58846125" calcext:value-type="float">
            <text:p>65.58846125</text:p>
          </table:table-cell>
          <table:table-cell table:number-columns-repeated="2" office:value-type="float" office:value="66.10924" calcext:value-type="float">
            <text:p>66.10924</text:p>
          </table:table-cell>
          <table:table-cell office:value-type="float" office:value="0.520778750000005" calcext:value-type="float">
            <text:p>0.520778750000005</text:p>
          </table:table-cell>
          <table:table-cell office:value-type="float" office:value="4.51825" calcext:value-type="float">
            <text:p>4.51825</text:p>
          </table:table-cell>
          <table:table-cell office:value-type="float" office:value="1.25491463617059" calcext:value-type="float">
            <text:p>1.25491463617059</text:p>
          </table:table-cell>
        </table:table-row>
        <table:table-row table:style-name="ro2">
          <table:table-cell office:value-type="string" calcext:value-type="string">
            <text:p>w29</text:p>
          </table:table-cell>
          <table:table-cell office:value-type="float" office:value="100" calcext:value-type="float">
            <text:p>100</text:p>
          </table:table-cell>
          <table:table-cell office:value-type="float" office:value="65.42009163" calcext:value-type="float">
            <text:p>65.42009163</text:p>
          </table:table-cell>
          <table:table-cell office:value-type="float" office:value="0.148977030074204" calcext:value-type="float">
            <text:p>0.148977030074204</text:p>
          </table:table-cell>
          <table:table-cell office:value-type="float" office:value="65.19226" calcext:value-type="float">
            <text:p>65.19226</text:p>
          </table:table-cell>
          <table:table-cell office:value-type="float" office:value="65.314948" calcext:value-type="float">
            <text:p>65.314948</text:p>
          </table:table-cell>
          <table:table-cell office:value-type="float" office:value="65.3991375" calcext:value-type="float">
            <text:p>65.3991375</text:p>
          </table:table-cell>
          <table:table-cell office:value-type="float" office:value="65.498625" calcext:value-type="float">
            <text:p>65.498625</text:p>
          </table:table-cell>
          <table:table-cell office:value-type="float" office:value="66.02954" calcext:value-type="float">
            <text:p>66.02954</text:p>
          </table:table-cell>
          <table:table-cell office:value-type="float" office:value="65.409614565" calcext:value-type="float">
            <text:p>65.409614565</text:p>
          </table:table-cell>
          <table:table-cell office:value-type="float" office:value="65.4202595614809" calcext:value-type="float">
            <text:p>65.4202595614809</text:p>
          </table:table-cell>
          <table:table-cell office:value-type="float" office:value="65.314948" calcext:value-type="float">
            <text:p>65.314948</text:p>
          </table:table-cell>
          <table:table-cell table:number-columns-repeated="2" office:value-type="float" office:value="65.3991375" calcext:value-type="float">
            <text:p>65.3991375</text:p>
          </table:table-cell>
          <table:table-cell office:value-type="float" office:value="0.0841894999999937" calcext:value-type="float">
            <text:p>0.084189499999994</text:p>
          </table:table-cell>
          <table:table-cell office:value-type="float" office:value="0.837279999999993" calcext:value-type="float">
            <text:p>0.837279999999993</text:p>
          </table:table-cell>
          <table:table-cell office:value-type="float" office:value="0.0221941554897302" calcext:value-type="float">
            <text:p>0.022194155489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 style:data-style-name="N2" text:time-value="18:36:45.6075997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6T17:27:06.092005632</meta:creation-date>
    <dc:date>2020-04-16T18:51:52.510913061</dc:date>
    <meta:editing-duration>PT31M9S</meta:editing-duration>
    <meta:editing-cycles>6</meta:editing-cycles>
    <meta:generator>LibreOffice/6.3.5.2$Linux_X86_64 LibreOffice_project/30$Build-2</meta:generator>
    <meta:document-statistic meta:table-count="1" meta:cell-count="506" meta:object-count="1"/>
  </office:meta>
</office:document-meta>
</file>